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4389in" style:rel-column-width="4296*"/>
    </style:style>
    <style:style style:name="Table1.B" style:family="table-column">
      <style:table-column-properties style:column-width="3.3111in" style:rel-column-width="32410*"/>
    </style:style>
    <style:style style:name="Table1.C" style:family="table-column">
      <style:table-column-properties style:column-width="1.0639in" style:rel-column-width="10413*"/>
    </style:style>
    <style:style style:name="Table1.D" style:family="table-column">
      <style:table-column-properties style:column-width="1.8813in" style:rel-column-width="18416*"/>
    </style:style>
    <style:style style:name="Table1.A1" style:family="table-cell">
      <style:table-cell-properties fo:padding="0.0097in" fo:border="none"/>
    </style:style>
    <style:style style:name="Table1.8" style:family="table-row">
      <style:table-row-properties style:min-row-height="0.1347in"/>
    </style:style>
    <style:style style:name="Table1.A10" style:family="table-cell">
      <style:table-cell-properties fo:padding="0.0097in" fo:border-left="none" fo:border-right="none" fo:border-top="0.05pt solid #000000" fo:border-bottom="none"/>
    </style:style>
    <style:style style:name="P1" style:family="paragraph" style:parent-style-name="Header">
      <style:text-properties style:font-name="Arial" fo:font-size="8pt" officeooo:paragraph-rsid="001a408a" style:font-size-asian="7pt" style:font-size-complex="8pt"/>
    </style:style>
    <style:style style:name="P2" style:family="paragraph" style:parent-style-name="Table_20_Contents">
      <style:text-properties style:font-name="Arial" fo:font-size="12pt" fo:font-weight="bold" officeooo:paragraph-rsid="001a408a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a408a" officeooo:paragraph-rsid="001a408a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8pt" officeooo:paragraph-rsid="001fb620" style:font-size-asian="8pt" style:font-size-complex="8pt"/>
    </style:style>
    <style:style style:name="P5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1b9ab1" style:font-size-asian="8pt" style:font-weight-asian="normal" style:font-size-complex="8pt" style:font-weight-complex="normal"/>
    </style:style>
    <style:style style:name="P6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normal" officeooo:rsid="001cfdf0" officeooo:paragraph-rsid="001cfdf0" style:font-size-asian="8pt" style:font-weight-asian="normal" style:font-size-complex="8pt" style:font-weight-complex="normal"/>
    </style:style>
    <style:style style:name="P7" style:family="paragraph" style:parent-style-name="Header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5da1ca" officeooo:paragraph-rsid="0074585b" style:font-size-asian="8pt" style:font-weight-asian="normal" style:font-size-complex="8pt" style:font-weight-complex="normal"/>
    </style:style>
    <style:style style:name="P8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normal" officeooo:rsid="006f95be" officeooo:paragraph-rsid="006f95be" style:font-size-asian="8pt" style:font-weight-asian="normal" style:font-size-complex="8pt" style:font-weight-complex="normal"/>
    </style:style>
    <style:style style:name="P9" style:family="paragraph" style:parent-style-name="Header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72ac9e" officeooo:paragraph-rsid="0072ac9e" style:font-size-asian="8pt" style:font-weight-asian="normal" style:font-size-complex="8pt" style:font-weight-complex="normal"/>
    </style:style>
    <style:style style:name="P10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74585b" officeooo:paragraph-rsid="0074585b" style:font-size-asian="8pt" style:font-weight-asian="normal" style:font-size-complex="8pt" style:font-weight-complex="normal"/>
    </style:style>
    <style:style style:name="P11" style:family="paragraph" style:parent-style-name="Header">
      <style:paragraph-properties fo:margin-top="0in" fo:margin-bottom="0in" style:contextual-spacing="true" fo:text-align="start" style:justify-single-word="false"/>
      <style:text-properties style:font-name="Arial1" fo:font-size="8pt" fo:font-weight="bold" officeooo:rsid="005da1ca" officeooo:paragraph-rsid="005da1ca" style:font-size-asian="8pt" style:font-weight-asian="bold" style:font-size-complex="8pt" style:font-weight-complex="bold"/>
    </style:style>
    <style:style style:name="P12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bold" officeooo:rsid="007bcb27" officeooo:paragraph-rsid="007bcb27" style:font-size-asian="8pt" style:font-weight-asian="bold" style:font-size-complex="8pt" style:font-weight-complex="bold"/>
    </style:style>
    <style:style style:name="P13" style:family="paragraph" style:parent-style-name="Header">
      <style:paragraph-properties fo:margin-top="0in" fo:margin-bottom="0in" style:contextual-spacing="true"/>
      <style:text-properties style:font-name="Arial1" fo:font-size="10pt" fo:font-weight="bold" officeooo:rsid="002211ca" officeooo:paragraph-rsid="00209b4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2211ca" officeooo:paragraph-rsid="004708a5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2211ca" officeooo:paragraph-rsid="00596850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2211ca" officeooo:paragraph-rsid="0052a0ad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2211ca" officeooo:paragraph-rsid="005bb3f6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2211ca" officeooo:paragraph-rsid="0066e6a1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bold" officeooo:rsid="007988ca" officeooo:paragraph-rsid="007988ca" style:font-size-asian="8pt" style:font-weight-asian="bold" style:font-size-complex="8pt" style:font-weight-complex="bold"/>
    </style:style>
    <style:style style:name="P20" style:family="paragraph" style:parent-style-name="Standard">
      <style:text-properties officeooo:paragraph-rsid="001a408a"/>
    </style:style>
    <style:style style:name="P21" style:family="paragraph" style:parent-style-name="Standard">
      <style:text-properties style:font-name="Arial" fo:font-size="8pt" style:font-size-asian="7pt" style:font-size-complex="8pt"/>
    </style:style>
    <style:style style:name="T1" style:family="text">
      <style:text-properties officeooo:rsid="00442ca3"/>
    </style:style>
    <style:style style:name="T2" style:family="text">
      <style:text-properties officeooo:rsid="005da1ca"/>
    </style:style>
    <style:style style:name="T3" style:family="text">
      <style:text-properties officeooo:rsid="007e5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"><text:text-input text:description="&lt;for each=&quot;config in get_pos_config()&quot;&gt;">START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3"><text:text-input text:description="&lt;config.name&gt;">POS CONFIG 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6"><text:text-input text:description="&lt;for each=&quot;categ in get_category()&quot;&gt;">START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7"><text:text-input text:description="&lt;for each=&quot;line in get_lines(config.id, categ)&quot;&gt;">START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1"><text:text-input text:description="&lt;line.category&gt;">CATEGORY 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8"><text:text-input text:description="&lt;for each=&quot;detail in line.detail&quot;&gt;">START FOR</text:text-input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8"><text:text-input text:description="&lt;detail.qty&gt;">QTY</text:text-input></text:p>
          </table:table-cell>
          <table:table-cell table:style-name="Table1.A1" office:value-type="string">
            <text:p text:style-name="P9"><text:text-input text:description="&lt;detail.product&gt;">PRODUCT</text:text-input></text:p>
          </table:table-cell>
          <table:table-cell table:style-name="Table1.A1" office:value-type="string">
            <text:p text:style-name="P10"><text:text-input text:description="&lt;detail.subtotal&gt;">SUB TOTAL</text:text-input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4" office:value-type="string">
            <text:p text:style-name="P18"><text:text-input text:description="&lt;/for&gt;">END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0" table:number-columns-spanned="2" office:value-type="string">
            <text:p text:style-name="P19"><text:span text:style-name="T3">Total</text:span> <text:span text:style-name="T2"><text:text-input text:description="&lt;line.category&gt;">CATEGORY NAME</text:text-input></text:span></text:p>
          </table:table-cell>
          <table:covered-table-cell/>
          <table:table-cell table:style-name="Table1.A10" office:value-type="string">
            <text:p text:style-name="P12"><text:text-input text:description="&lt;line.total&gt;">TOTAL</text:text-input>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7"><text:text-input text:description="&lt;/for&gt;">END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4"><text:text-input text:description="&lt;/for&gt;">END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5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7667in" style:rel-column-width="36873*"/>
    </style:style>
    <style:style style:name="Table3.B" style:family="table-column">
      <style:table-column-properties style:column-width="2.9285in" style:rel-column-width="28662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3.B1" style:family="table-cell">
      <style:table-cell-properties style:vertical-align="middle" fo:padding="0.0382in" fo:border-left="none" fo:border-right="none" fo:border-top="none" fo:border-bottom="1pt solid #000000"/>
    </style:style>
    <style:style style:name="MP1" style:family="paragraph" style:parent-style-name="Header">
      <style:text-properties style:font-name="Arial" fo:font-size="8pt" officeooo:paragraph-rsid="001a408a" style:font-size-asian="7pt" style:font-size-complex="8pt"/>
    </style:style>
    <style:style style:name="MP2" style:family="paragraph" style:parent-style-name="Table_20_Contents">
      <style:text-properties style:font-name="Arial" fo:font-size="12pt" fo:font-weight="bold" officeooo:paragraph-rsid="001a408a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1b9ab1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a408a" officeooo:paragraph-rsid="001a408a" style:font-size-asian="12pt" style:font-weight-asian="bold" style:font-size-complex="12pt" style:font-weight-complex="bold"/>
    </style:style>
    <style:style style:name="MP5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normal" officeooo:rsid="001cfdf0" officeooo:paragraph-rsid="001cfdf0" style:font-size-asian="8pt" style:font-weight-asian="normal" style:font-size-complex="8pt" style:font-weight-complex="normal"/>
    </style:style>
    <style:style style:name="MP6" style:family="paragraph" style:parent-style-name="Standard">
      <style:text-properties officeooo:paragraph-rsid="001a408a"/>
    </style:style>
    <style:style style:name="MT1" style:family="text">
      <style:text-properties officeooo:rsid="00442ca3"/>
    </style:style>
    <style:page-layout style:name="Mpm1">
      <style:page-layout-properties fo:page-width="8.2701in" fo:page-height="11.6902in" style:num-format="1" style:print-orientation="portrait" fo:margin-top="0.5598in" fo:margin-bottom="0.5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text:text-input text:description="&lt;get_company().name&gt;">COMPANY</text:text-input></text:p>
              <text:p text:style-name="MP3"><text:text-input text:description="&lt;get_company().partner_id.contact_address&gt;">COMPANY ADDRESS</text:text-input></text:p>
            </table:table-cell>
            <table:table-cell table:style-name="Table3.B1" office:value-type="string">
              <text:p text:style-name="MP4"><text:span text:style-name="MT1">REKAPITULASI</text:span> SALES</text:p>
              <text:p text:style-name="MP5"><text:text-input text:description="&lt;get_date() and time.strftime('%d %B %Y', time.strptime(get_date(), '%Y-%m-%d')) or '-'&gt;">DATE</text:text-inpu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14:52.886255905</meta:creation-date>
    <meta:generator>LibreOffice/4.2.8.2$Linux_x86 LibreOffice_project/420m0$Build-2</meta:generator>
    <dc:date>2017-12-07T11:51:36.899139872</dc:date>
    <meta:editing-duration>PT6H41M28S</meta:editing-duration>
    <meta:editing-cycles>116</meta:editing-cycles>
    <meta:document-statistic meta:table-count="2" meta:image-count="0" meta:object-count="0" meta:page-count="1" meta:paragraph-count="19" meta:word-count="71" meta:character-count="215" meta:non-whitespace-character-count="199"/>
  </office:meta>
</office:document-meta>
</file>